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left"/>
    </style:style>
    <style:style style:name="Tabla1.A" style:family="table-column">
      <style:table-column-properties style:column-width="4.47cm"/>
    </style:style>
    <style:style style:name="Tabla1.B" style:family="table-column">
      <style:table-column-properties style:column-width="4.062cm"/>
    </style:style>
    <style:style style:name="Tabla1.C" style:family="table-column">
      <style:table-column-properties style:column-width="8.467cm"/>
    </style:style>
    <style:style style:name="Tabla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
      <style:paragraph-properties fo:margin-top="0cm" fo:margin-bottom="0cm"/>
    </style:style>
    <style:style style:name="P7" style:family="paragraph" style:parent-style-name="Text_20_body" style:list-style-name="L2">
      <style:paragraph-properties fo:margin-top="0cm" fo:margin-bottom="0cm"/>
    </style:style>
    <style:style style:name="P8" style:family="paragraph" style:parent-style-name="Text_20_body" style:list-style-name="L3">
      <style:paragraph-properties fo:margin-top="0cm" fo:margin-bottom="0cm"/>
    </style:style>
    <style:style style:name="P9" style:family="paragraph" style:parent-style-name="Text_20_body" style:list-style-name="L4">
      <style:paragraph-properties fo:margin-top="0cm" fo:margin-bottom="0cm"/>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Cucumber</text:span> es una herramienta de <text:span text:style-name="Strong_20_Emphasis">Behavior-Driven Development (BDD)</text:span> que permite escribir especificaciones y pruebas de manera que sean legibles tanto para desarrolladores como para personas no técnicas (como analistas de negocio o testers). Utiliza un lenguaje llamado <text:span text:style-name="Strong_20_Emphasis">Gherkin</text:span> para escribir escenarios de prueba en un formato natural que se puede entender fácilmente.</text:p>
      <text:h text:style-name="Heading_20_4" text:outline-level="4">Principales Conceptos de Cucumber</text:h>
      <text:list xml:id="list8951768958489765564" text:style-name="L1">
        <text:list-item>
          <text:p text:style-name="P1"><text:span text:style-name="Strong_20_Emphasis">Behavior-Driven Development (BDD):</text:span></text:p>
          <text:list>
            <text:list-item>
              <text:p text:style-name="P6"><text:span text:style-name="Strong_20_Emphasis">Descripción:</text:span> Un enfoque de desarrollo de software que fomenta la colaboración entre desarrolladores, testers y otros miembros del equipo para definir el comportamiento del software a través de ejemplos concretos.</text:p>
            </text:list-item>
            <text:list-item>
              <text:p text:style-name="P6"><text:span text:style-name="Strong_20_Emphasis">Recursos:</text:span> Artículos sobre BDD, libros como <text:span text:style-name="Emphasis">"Specification by Example"</text:span> de Gojko Adzic.</text:p>
            </text:list-item>
          </text:list>
        </text:list-item>
        <text:list-item>
          <text:p text:style-name="P1"><text:span text:style-name="Strong_20_Emphasis">Gherkin:</text:span></text:p>
          <text:list>
            <text:list-item>
              <text:p text:style-name="P6"><text:span text:style-name="Strong_20_Emphasis">Descripción:</text:span> Un lenguaje específico de dominio que se utiliza para escribir escenarios de prueba en Cucumber. Los escenarios están escritos en un formato de texto plano que usa palabras clave como <text:span text:style-name="Source_20_Text">Given</text:span>, <text:span text:style-name="Source_20_Text">When</text:span>, <text:span text:style-name="Source_20_Text">Then</text:span>.</text:p>
            </text:list-item>
            <text:list-item>
              <text:p text:style-name="P6"><text:span text:style-name="Strong_20_Emphasis">Recursos:</text:span> Documentación oficial de Gherkin, tutoriales en línea.</text:p>
            </text:list-item>
          </text:list>
        </text:list-item>
        <text:list-item>
          <text:p text:style-name="P1"><text:span text:style-name="Strong_20_Emphasis">Scenarios:</text:span></text:p>
          <text:list>
            <text:list-item>
              <text:p text:style-name="P6"><text:span text:style-name="Strong_20_Emphasis">Descripción:</text:span> Son descripciones de comportamiento en un formato estructurado que detalla cómo se espera que el software se comporte en diferentes situaciones. Se definen con una combinación de <text:span text:style-name="Source_20_Text">Given</text:span> (estado inicial), <text:span text:style-name="Source_20_Text">When</text:span> (acción), y <text:span text:style-name="Source_20_Text">Then</text:span> (resultado esperado).</text:p>
            </text:list-item>
          </text:list>
        </text:list-item>
        <text:list-item>
          <text:p text:style-name="P1"><text:span text:style-name="Strong_20_Emphasis">Step Definitions:</text:span></text:p>
          <text:list>
            <text:list-item>
              <text:p text:style-name="P6"><text:span text:style-name="Strong_20_Emphasis">Descripción:</text:span> Son métodos en el código que implementan el comportamiento descrito en los escenarios de Gherkin. Cada paso en el escenario de prueba se mapea a un método en el código.</text:p>
            </text:list-item>
          </text:list>
        </text:list-item>
        <text:list-item>
          <text:p text:style-name="P1"><text:span text:style-name="Strong_20_Emphasis">Features:</text:span></text:p>
          <text:list>
            <text:list-item>
              <text:p text:style-name="P1"><text:span text:style-name="Strong_20_Emphasis">Descripción:</text:span> Son archivos que agrupan varios escenarios relacionados. Cada archivo de características está escrito en Gherkin y describe una funcionalidad particular del sistema.</text:p>
            </text:list-item>
          </text:list>
        </text:list-item>
      </text:list>
      <text:h text:style-name="Heading_20_3" text:outline-level="3">Recursos Útiles para Aprender Cucumber</text:h>
      <text:p text:style-name="Text_20_body">Aquí tienes una lista de recursos y términos de búsqueda que te ayudarán a aprender sobre Cucumber:</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text:span text:style-name="Strong_20_Emphasis">Categoría</text:span></text:p>
            </table:table-cell>
            <table:table-cell table:style-name="Tabla1.A1" office:value-type="string">
              <text:p text:style-name="Table_20_Heading"><text:span text:style-name="Strong_20_Emphasis">Recurso</text:span></text:p>
            </table:table-cell>
            <table:table-cell table:style-name="Tabla1.A1" office:value-type="string">
              <text:p text:style-name="Table_20_Heading"><text:span text:style-name="Strong_20_Emphasis">Descripción</text:span></text:p>
            </table:table-cell>
          </table:table-row>
        </table:table-header-rows>
        <table:table-row>
          <table:table-cell table:style-name="Tabla1.A1" office:value-type="string">
            <text:p text:style-name="Table_20_Contents"><text:span text:style-name="Strong_20_Emphasis">Documentación Oficial</text:span></text:p>
          </table:table-cell>
          <table:table-cell table:style-name="Tabla1.A1" office:value-type="string">
            <text:p text:style-name="Table_20_Contents">Cucumber Official Documentation</text:p>
          </table:table-cell>
          <table:table-cell table:style-name="Tabla1.A1" office:value-type="string">
            <text:p text:style-name="Table_20_Contents">La fuente principal de información sobre Cucumber, incluyendo guías de inicio y referencias.</text:p>
          </table:table-cell>
        </table:table-row>
        <table:table-row>
          <table:table-cell table:style-name="Tabla1.A1" office:value-type="string">
            <text:p text:style-name="Table_20_Contents"><text:span text:style-name="Strong_20_Emphasis">Tutoriales</text:span></text:p>
          </table:table-cell>
          <table:table-cell table:style-name="Tabla1.A1" office:value-type="string">
            <text:p text:style-name="Table_20_Contents">Cucumber Tutorial</text:p>
          </table:table-cell>
          <table:table-cell table:style-name="Tabla1.A1" office:value-type="string">
            <text:p text:style-name="Table_20_Contents">Tutoriales prácticos que cubren los conceptos básicos y avanzados de Cucumber.</text:p>
          </table:table-cell>
        </table:table-row>
        <table:table-row>
          <table:table-cell table:style-name="Tabla1.A1" office:value-type="string">
            <text:p text:style-name="Table_20_Contents"><text:span text:style-name="Strong_20_Emphasis">Videos de Introducción</text:span></text:p>
          </table:table-cell>
          <table:table-cell table:style-name="Tabla1.A1" office:value-type="string">
            <text:p text:style-name="Table_20_Contents"><text:a xlink:type="simple" xlink:href="https://www.youtube.com/results?search_query=cucumber+for+beginners" office:target-frame-name="_new" xlink:show="replace" text:style-name="Internet_20_link" text:visited-style-name="Visited_20_Internet_20_Link">YouTube: Cucumber for Beginners</text:a></text:p>
          </table:table-cell>
          <table:table-cell table:style-name="Tabla1.A1" office:value-type="string">
            <text:p text:style-name="Table_20_Contents">Videos explicativos y tutoriales visuales sobre cómo comenzar con Cucumber.</text:p>
          </table:table-cell>
        </table:table-row>
        <table:table-row>
          <table:table-cell table:style-name="Tabla1.A1" office:value-type="string">
            <text:p text:style-name="Table_20_Contents"><text:span text:style-name="Strong_20_Emphasis">Libros</text:span></text:p>
          </table:table-cell>
          <table:table-cell table:style-name="Tabla1.A1" office:value-type="string">
            <text:p text:style-name="Table_20_Contents"><text:a xlink:type="simple" xlink:href="https://www.amazon.com/BDD-Cucumber-Daniel-Whittaker/dp/1491947556" office:target-frame-name="_new" xlink:show="replace" text:style-name="Internet_20_link" text:visited-style-name="Visited_20_Internet_20_Link">BDD with Cucumber</text:a></text:p>
          </table:table-cell>
          <table:table-cell table:style-name="Tabla1.A1" office:value-type="string">
            <text:p text:style-name="Table_20_Contents">Libro que ofrece una introducción y profundización en BDD y Cucumber.</text:p>
          </table:table-cell>
        </table:table-row>
        <table:table-row>
          <table:table-cell table:style-name="Tabla1.A1" office:value-type="string">
            <text:p text:style-name="Table_20_Contents"><text:span text:style-name="Strong_20_Emphasis">Blogs y Artículos</text:span></text:p>
          </table:table-cell>
          <table:table-cell table:style-name="Tabla1.A1" office:value-type="string">
            <text:p text:style-name="Table_20_Contents">Cucumber Blog</text:p>
          </table:table-cell>
          <table:table-cell table:style-name="Tabla1.A1" office:value-type="string">
            <text:p text:style-name="Table_20_Contents">Blog oficial con artículos sobre mejores prácticas, actualizaciones y casos de estudio.</text:p>
          </table:table-cell>
        </table:table-row>
        <text:soft-page-break/>
        <table:table-row>
          <table:table-cell table:style-name="Tabla1.A1" office:value-type="string">
            <text:p text:style-name="Table_20_Contents"><text:span text:style-name="Strong_20_Emphasis">Comunidades y Foros</text:span></text:p>
          </table:table-cell>
          <table:table-cell table:style-name="Tabla1.A1" office:value-type="string">
            <text:p text:style-name="Table_20_Contents"><text:a xlink:type="simple" xlink:href="https://stackoverflow.com/questions/tagged/cucumber" office:target-frame-name="_new" xlink:show="replace" text:style-name="Internet_20_link" text:visited-style-name="Visited_20_Internet_20_Link">Stack Overflow</text:a></text:p>
          </table:table-cell>
          <table:table-cell table:style-name="Tabla1.A1" office:value-type="string">
            <text:p text:style-name="Table_20_Contents">Foros donde puedes hacer preguntas y obtener respuestas sobre problemas específicos de Cucumber.</text:p>
          </table:table-cell>
        </table:table-row>
        <table:table-row>
          <table:table-cell table:style-name="Tabla1.A1" office:value-type="string">
            <text:p text:style-name="Table_20_Contents"><text:span text:style-name="Strong_20_Emphasis">Herramientas Complementarias</text:span></text:p>
          </table:table-cell>
          <table:table-cell table:style-name="Tabla1.A1" office:value-type="string">
            <text:p text:style-name="Table_20_Contents"><text:a xlink:type="simple" xlink:href="https://github.com/cucumber/cucumber-reporting" office:target-frame-name="_new" xlink:show="replace" text:style-name="Internet_20_link" text:visited-style-name="Visited_20_Internet_20_Link">Cucumber Reports</text:a></text:p>
          </table:table-cell>
          <table:table-cell table:style-name="Tabla1.A1" office:value-type="string">
            <text:p text:style-name="Table_20_Contents">Herramientas para generar informes y visualizaciones de los resultados de las pruebas en Cucumber.</text:p>
          </table:table-cell>
        </table:table-row>
      </table:table>
      <text:h text:style-name="Heading_20_3" text:outline-level="3">Términos de Búsqueda para Aprender Más</text:h>
      <text:list xml:id="list9114353519219346215" text:style-name="L2">
        <text:list-item>
          <text:p text:style-name="P7"><text:span text:style-name="Strong_20_Emphasis">Cucumber BDD Tutorial</text:span></text:p>
        </text:list-item>
        <text:list-item>
          <text:p text:style-name="P7"><text:span text:style-name="Strong_20_Emphasis">Gherkin Syntax</text:span></text:p>
        </text:list-item>
        <text:list-item>
          <text:p text:style-name="P7"><text:span text:style-name="Strong_20_Emphasis">Cucumber Step Definitions</text:span></text:p>
        </text:list-item>
        <text:list-item>
          <text:p text:style-name="P7"><text:span text:style-name="Strong_20_Emphasis">Behavior-Driven Development (BDD) Basics</text:span></text:p>
        </text:list-item>
        <text:list-item>
          <text:p text:style-name="P7"><text:span text:style-name="Strong_20_Emphasis">Cucumber Integration with [Programming Language]</text:span> (Ej. Cucumber Integration with Java, Cucumber Integration with Ruby)</text:p>
        </text:list-item>
        <text:list-item>
          <text:p text:style-name="P7"><text:span text:style-name="Strong_20_Emphasis">How to Write Gherkin Scenarios</text:span></text:p>
        </text:list-item>
        <text:list-item>
          <text:p text:style-name="P7"><text:span text:style-name="Strong_20_Emphasis">Cucumber Hooks and Tags</text:span></text:p>
        </text:list-item>
        <text:list-item>
          <text:p text:style-name="P7"><text:span text:style-name="Strong_20_Emphasis">Testing with Cucumber</text:span></text:p>
        </text:list-item>
        <text:list-item>
          <text:p text:style-name="P2"><text:span text:style-name="Strong_20_Emphasis">Cucumber Best Practices</text:span></text:p>
        </text:list-item>
      </text:list>
      <text:h text:style-name="Heading_20_3" text:outline-level="3">Resumen</text:h>
      <text:p text:style-name="Text_20_body">Cucumber es una herramienta poderosa para BDD que facilita la colaboración y asegura que el software se desarrolle de acuerdo con los requisitos del negocio. Empezar con Cucumber involucra aprender el lenguaje Gherkin para escribir escenarios de prueba y entender cómo estos escenarios se mapean a la lógica de tu aplicación a través de las definiciones de pasos. Usar los recursos proporcionados te permitirá obtener una comprensión sólida y avanzar en la implementación de pruebas automatizadas basadas en comportamientos.</text:p>
      <text:p text:style-name="Text_20_body">Para un principiante en programación que está comenzando con <text:span text:style-name="Strong_20_Emphasis">Cucumber</text:span>, es crucial entender algunos conceptos clave para construir una base sólida en el uso de esta herramienta de <text:span text:style-name="Strong_20_Emphasis">Behavior-Driven Development (BDD)</text:span>. A continuación, te presento los conceptos clave que debes conocer, junto con fuentes confiables para profundizar en ellos y consejos útiles.</text:p>
      <text:h text:style-name="Heading_20_3" text:outline-level="3">Conceptos Clave para Principiantes</text:h>
      <text:list xml:id="list8809005888634487052" text:style-name="L3">
        <text:list-item>
          <text:p text:style-name="P3"><text:span text:style-name="Strong_20_Emphasis">Behavior-Driven Development (BDD):</text:span></text:p>
          <text:list>
            <text:list-item>
              <text:p text:style-name="P8"><text:span text:style-name="Strong_20_Emphasis">Descripción:</text:span> BDD es una metodología de desarrollo que se centra en la colaboración entre desarrolladores, testers y partes interesadas para definir el comportamiento del software mediante ejemplos concretos.</text:p>
            </text:list-item>
            <text:list-item>
              <text:p text:style-name="P8"><text:span text:style-name="Strong_20_Emphasis">Fuente:</text:span> BDD Explained</text:p>
            </text:list-item>
          </text:list>
        </text:list-item>
        <text:list-item>
          <text:p text:style-name="P3"><text:span text:style-name="Strong_20_Emphasis">Gherkin Language:</text:span></text:p>
          <text:list>
            <text:list-item>
              <text:p text:style-name="P8"><text:span text:style-name="Strong_20_Emphasis">Descripción:</text:span> Gherkin es el lenguaje utilizado en Cucumber para escribir escenarios en un formato que es fácil de leer para todas las partes interesadas. Utiliza una sintaxis simple con palabras clave como <text:span text:style-name="Source_20_Text">Given</text:span>, <text:span text:style-name="Source_20_Text">When</text:span>, <text:span text:style-name="Source_20_Text">Then</text:span>.</text:p>
            </text:list-item>
            <text:list-item>
              <text:p text:style-name="P8"><text:span text:style-name="Strong_20_Emphasis">Fuente:</text:span> Gherkin Language Reference</text:p>
            </text:list-item>
          </text:list>
        </text:list-item>
        <text:list-item>
          <text:p text:style-name="P3"><text:span text:style-name="Strong_20_Emphasis">Scenarios and Features:</text:span></text:p>
          <text:list>
            <text:list-item>
              <text:p text:style-name="P8"><text:span text:style-name="Strong_20_Emphasis">Descripción:</text:span> Los escenarios describen comportamientos específicos del software y se agrupan en archivos de características (features). Cada escenario usa <text:span text:style-name="Source_20_Text">Given</text:span> <text:soft-page-break/>(precondiciones), <text:span text:style-name="Source_20_Text">When</text:span> (acción), y <text:span text:style-name="Source_20_Text">Then</text:span> (resultado esperado).</text:p>
            </text:list-item>
            <text:list-item>
              <text:p text:style-name="P8"><text:span text:style-name="Strong_20_Emphasis">Fuente:</text:span> Writing Features and Scenarios</text:p>
            </text:list-item>
          </text:list>
        </text:list-item>
        <text:list-item>
          <text:p text:style-name="P3"><text:span text:style-name="Strong_20_Emphasis">Step Definitions:</text:span></text:p>
          <text:list>
            <text:list-item>
              <text:p text:style-name="P8"><text:span text:style-name="Strong_20_Emphasis">Descripción:</text:span> Son métodos en el código que implementan la lógica detrás de los pasos definidos en los escenarios de Gherkin. Mapean los pasos escritos en los escenarios a la lógica de prueba en el código.</text:p>
            </text:list-item>
            <text:list-item>
              <text:p text:style-name="P8"><text:span text:style-name="Strong_20_Emphasis">Fuente:</text:span> Step Definitions in Cucumber</text:p>
            </text:list-item>
          </text:list>
        </text:list-item>
        <text:list-item>
          <text:p text:style-name="P3"><text:span text:style-name="Strong_20_Emphasis">Hooks:</text:span></text:p>
          <text:list>
            <text:list-item>
              <text:p text:style-name="P8"><text:span text:style-name="Strong_20_Emphasis">Descripción:</text:span> Los hooks son bloques de código que se ejecutan en momentos específicos durante la ejecución de las pruebas (por ejemplo, antes o después de cada escenario). Se utilizan para configurar y limpiar el entorno de prueba.</text:p>
            </text:list-item>
            <text:list-item>
              <text:p text:style-name="P8"><text:span text:style-name="Strong_20_Emphasis">Fuente:</text:span> Cucumber Hooks</text:p>
            </text:list-item>
          </text:list>
        </text:list-item>
        <text:list-item>
          <text:p text:style-name="P3"><text:span text:style-name="Strong_20_Emphasis">Tags:</text:span></text:p>
          <text:list>
            <text:list-item>
              <text:p text:style-name="P8"><text:span text:style-name="Strong_20_Emphasis">Descripción:</text:span> Las etiquetas permiten organizar y seleccionar subconjuntos de escenarios para ejecutar. Son útiles para ejecutar grupos de pruebas relacionadas o para aplicar configuraciones específicas.</text:p>
            </text:list-item>
            <text:list-item>
              <text:p text:style-name="P8"><text:span text:style-name="Strong_20_Emphasis">Fuente:</text:span> Tags in Cucumber</text:p>
            </text:list-item>
          </text:list>
        </text:list-item>
        <text:list-item>
          <text:p text:style-name="P3"><text:span text:style-name="Strong_20_Emphasis">Test Automation Integration:</text:span></text:p>
          <text:list>
            <text:list-item>
              <text:p text:style-name="P8"><text:span text:style-name="Strong_20_Emphasis">Descripción:</text:span> Cucumber se puede integrar con varias herramientas y lenguajes de programación para automatizar pruebas. Conocer cómo integrar Cucumber con tu entorno de desarrollo es esencial.</text:p>
            </text:list-item>
            <text:list-item>
              <text:p text:style-name="P3"><text:span text:style-name="Strong_20_Emphasis">Fuente:</text:span> Cucumber Integration</text:p>
            </text:list-item>
          </text:list>
        </text:list-item>
      </text:list>
      <text:h text:style-name="Heading_20_3" text:outline-level="3">Recursos Confiables para Profundizar</text:h>
      <text:list xml:id="list2583123063007911322" text:style-name="L4">
        <text:list-item>
          <text:p text:style-name="P4"><text:span text:style-name="Strong_20_Emphasis">Documentación Oficial de Cucumber:</text:span></text:p>
          <text:list>
            <text:list-item>
              <text:p text:style-name="P9">Cucumber Documentation - Proporciona guías completas sobre cómo usar Cucumber, desde la instalación hasta la escritura de pruebas.</text:p>
            </text:list-item>
          </text:list>
        </text:list-item>
        <text:list-item>
          <text:p text:style-name="P4"><text:span text:style-name="Strong_20_Emphasis">Tutoriales en Línea:</text:span></text:p>
          <text:list>
            <text:list-item>
              <text:p text:style-name="P9">Cucumber Tutorial for Beginners - Tutoriales que cubren los fundamentos y avanzan a conceptos más complejos.</text:p>
            </text:list-item>
          </text:list>
        </text:list-item>
        <text:list-item>
          <text:p text:style-name="P4"><text:span text:style-name="Strong_20_Emphasis">Libros Recomendados:</text:span></text:p>
          <text:list>
            <text:list-item>
              <text:p text:style-name="P9"><text:a xlink:type="simple" xlink:href="https://www.amazon.com/Specification-Example-Gojko-Adzic/dp/1617290084" office:target-frame-name="_new" xlink:show="replace" text:style-name="Internet_20_link" text:visited-style-name="Visited_20_Internet_20_Link"><text:span text:style-name="Emphasis">Specification by Example</text:span></text:a><text:a xlink:type="simple" xlink:href="https://www.amazon.com/Specification-Example-Gojko-Adzic/dp/1617290084" office:target-frame-name="_new" xlink:show="replace" text:style-name="Internet_20_link" text:visited-style-name="Visited_20_Internet_20_Link"> por Gojko Adzic</text:a> - Un libro que profundiza en BDD y el uso de Cucumber.</text:p>
            </text:list-item>
            <text:list-item>
              <text:p text:style-name="P9"><text:a xlink:type="simple" xlink:href="https://www.amazon.com/Cucumber-Cookbook-Implementing-Behavior-Driven-Development/dp/1788624154" office:target-frame-name="_new" xlink:show="replace" text:style-name="Internet_20_link" text:visited-style-name="Visited_20_Internet_20_Link"><text:span text:style-name="Emphasis">Cucumber Cookbook</text:span></text:a><text:a xlink:type="simple" xlink:href="https://www.amazon.com/Cucumber-Cookbook-Implementing-Behavior-Driven-Development/dp/1788624154" office:target-frame-name="_new" xlink:show="replace" text:style-name="Internet_20_link" text:visited-style-name="Visited_20_Internet_20_Link"> por Shashikant Jagtap</text:a> - Ofrece soluciones prácticas y ejemplos de cómo utilizar Cucumber en diversas situaciones.</text:p>
            </text:list-item>
          </text:list>
        </text:list-item>
        <text:list-item>
          <text:p text:style-name="P4"><text:span text:style-name="Strong_20_Emphasis">Blogs y Artículos:</text:span></text:p>
          <text:list>
            <text:list-item>
              <text:p text:style-name="P9">Cucumber Blog - Artículos y actualizaciones sobre Cucumber, mejores prácticas y estudios de caso.</text:p>
            </text:list-item>
          </text:list>
        </text:list-item>
        <text:list-item>
          <text:p text:style-name="P4"><text:span text:style-name="Strong_20_Emphasis">Comunidades y Foros:</text:span></text:p>
          <text:list>
            <text:list-item>
              <text:p text:style-name="P9"><text:a xlink:type="simple" xlink:href="https://stackoverflow.com/questions/tagged/cucumber" office:target-frame-name="_new" xlink:show="replace" text:style-name="Internet_20_link" text:visited-style-name="Visited_20_Internet_20_Link">Stack Overflow - Cucumber</text:a> - Un foro donde puedes hacer preguntas específicas y encontrar soluciones a problemas comunes.</text:p>
            </text:list-item>
          </text:list>
        </text:list-item>
        <text:list-item>
          <text:p text:style-name="P4"><text:span text:style-name="Strong_20_Emphasis">Cursos en Línea:</text:span></text:p>
          <text:list>
            <text:list-item>
              <text:p text:style-name="P9">Udemy: Cucumber with Java - Beginner to Advanced - Curso que ofrece una introducción práctica a Cucumber con Java.</text:p>
            </text:list-item>
            <text:list-item>
              <text:p text:style-name="P4">Pluralsight: Cucumber for BDD - Curso que cubre BDD y el uso de Cucumber en detalle.</text:p>
            </text:list-item>
          </text:list>
        </text:list-item>
      </text:list>
      <text:h text:style-name="Heading_20_3" text:outline-level="3"><text:soft-page-break/>Consejos Útiles</text:h>
      <text:list xml:id="list4767316731453084430" text:style-name="L5">
        <text:list-item>
          <text:p text:style-name="P5"><text:span text:style-name="Strong_20_Emphasis">Empieza con lo Básico:</text:span> Familiarízate con la sintaxis de Gherkin y cómo escribir escenarios simples antes de avanzar a conceptos más complejos.</text:p>
        </text:list-item>
        <text:list-item>
          <text:p text:style-name="P5"><text:span text:style-name="Strong_20_Emphasis">Práctica y Experimentación:</text:span> Crea tus propios proyectos pequeños para practicar la escritura de escenarios y la implementación de definiciones de pasos.</text:p>
        </text:list-item>
        <text:list-item>
          <text:p text:style-name="P5"><text:span text:style-name="Strong_20_Emphasis">Colaboración:</text:span> Si trabajas en un equipo, involucra a todos los miembros en la definición de escenarios para asegurar que las pruebas reflejen las expectativas del negocio.</text:p>
        </text:list-item>
        <text:list-item>
          <text:p text:style-name="P5"><text:span text:style-name="Strong_20_Emphasis">Mantén la Simplicidad:</text:span> Los escenarios de Gherkin deben ser claros y concisos. Evita la complejidad innecesaria en los pasos de prueba.</text:p>
        </text:list-item>
        <text:list-item>
          <text:p text:style-name="P5"><text:span text:style-name="Strong_20_Emphasis">Utiliza Hooks Eficazmente:</text:span> Los hooks pueden ayudarte a configurar y limpiar el entorno de prueba, lo que facilita la gestión de datos de prueba y configuraciones.</text:p>
        </text:list-item>
      </text:list>
      <text:p text:style-name="Text_20_body">Al comprender estos conceptos clave y utilizar los recursos recomendados, estarás bien encaminado para usar Cucumber de manera efectiva en tus proyectos de desarrollo y prueba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H34M21S</meta:editing-duration>
    <meta:editing-cycles>3</meta:editing-cycles>
    <meta:generator>OpenOffice/4.1.15$Win32 OpenOffice.org_project/4115m2$Build-9813</meta:generator>
    <dc:date>2024-08-24T20:07:58.84</dc:date>
    <meta:document-statistic meta:table-count="1" meta:image-count="0" meta:object-count="0" meta:page-count="4" meta:paragraph-count="97" meta:word-count="1183" meta:character-count="7847"/>
    <dc:creator>JRR </dc:creator>
    <meta:user-defined meta:name="Info 1"/>
    <meta:user-defined meta:name="Info 2"/>
    <meta:user-defined meta:name="Info 3"/>
    <meta:user-defined meta:name="Info 4"/>
  </office:meta>
</office:document-meta>
</file>